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35cm" fo:min-width="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5cm" fo:min-width="2.8cm"/>
    </style:style>
    <style:style style:name="gr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35cm" fo:min-width="6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5cm" fo:min-width="4.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5cm" fo:min-width="3.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8.015cm" fo:min-width="16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2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95cm" fo:min-width="15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35cm" fo:min-width="14.3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cm" fo:min-width="3.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35cm" fo:min-width="3.92cm"/>
    </style:style>
    <style:style style:name="gr17" style:family="graphic" style:parent-style-name="objectwithoutfill">
      <style:graphic-properties draw:stroke="solid" draw:stroke-dash="Fine_20_Dashed" svg:stroke-color="#0066ff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Dashed_20__28_var_29_" svg:stroke-color="#0066ff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0066ff" draw:marker-start="Arrow" draw:marker-start-width="0.3cm" draw:marker-end="Arrow" draw:marker-end-width="0.3cm" draw:fill="none" draw:textarea-vertical-align="middle"/>
    </style:style>
    <style:style style:name="gr20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3.65cm" fo:min-width="6.7cm"/>
    </style:style>
    <style:style style:name="gr21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22" style:family="graphic" style:parent-style-name="objectwithoutfill">
      <style:graphic-properties draw:stroke="dash" draw:stroke-dash="Dashed_20__28_var_29_" svg:stroke-color="#666666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marker-start="Dimension_20_Lines" draw:marker-start-width="0.3cm" draw:marker-end="Dimension_20_Lines" draw:marker-end-width="0.3cm" draw:textarea-vertical-align="middle"/>
    </style:style>
    <style:style style:name="gr2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9cm" svg:height="5.6cm" svg:x="2cm" svg:y="2.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2.318cm" svg:height="0.886cm" svg:x="1.7cm" svg:y="1.4cm">
            <draw:text-box>
              <text:p text:style-name="P2"><text:span text:style-name="T1">Tomcat</text:span></text:p>
            </draw:text-box>
          </draw:frame>
          <draw:custom-shape draw:style-name="gr3" draw:text-style-name="P5" xml:id="id1" draw:id="id1" draw:layer="layout" svg:width="3.3cm" svg:height="1.6cm" svg:x="6.98cm" svg:y="2.773cm">
            <text:p text:style-name="P4"><text:span text:style-name="T1">JSSE Impl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7.2cm" svg:height="5.6cm" svg:x="11.4cm" svg:y="2.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173cm" svg:height="0.886cm" svg:x="11.127cm" svg:y="1.4cm">
            <draw:text-box>
              <text:p text:style-name="P2"><text:span text:style-name="T1">Java stdlib</text:span></text:p>
            </draw:text-box>
          </draw:frame>
          <draw:custom-shape draw:style-name="gr6" draw:text-style-name="P5" xml:id="id2" draw:id="id2" draw:layer="layout" svg:width="5.2cm" svg:height="1.6cm" svg:x="11.9cm" svg:y="2.8cm">
            <text:p text:style-name="P4"><text:span text:style-name="T1">JSSE SSL Engin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xml:id="id3" draw:id="id3" draw:layer="layout" svg:width="3.9cm" svg:height="1.6cm" svg:x="12cm" svg:y="5.5cm">
            <text:p text:style-name="P4"><text:span text:style-name="T1">Sockets</text:span></text:p>
            <draw:enhanced-geometry svg:viewBox="0 0 21600 21600" draw:type="rectangle" draw:enhanced-path="M 0 0 L 21600 0 21600 21600 0 21600 0 0 Z N"/>
          </draw:custom-shape>
          <draw:connector draw:style-name="gr8" draw:text-style-name="P6" draw:layer="layout" draw:type="line" svg:x1="5.5cm" svg:y1="3.6cm" svg:x2="6.98cm" svg:y2="3.573cm" draw:end-shape="id1" draw:end-glue-point="3" svg:d="M5500 3600l1480-27" svg:viewBox="0 0 1481 28">
            <text:p/>
          </draw:connector>
          <draw:connector draw:style-name="gr9" draw:text-style-name="P6" draw:layer="layout" draw:type="line" svg:x1="10.28cm" svg:y1="3.573cm" svg:x2="11.9cm" svg:y2="3.6cm" draw:start-shape="id1" draw:start-glue-point="1" draw:end-shape="id2" svg:d="M10280 3573l1620 27" svg:viewBox="0 0 1621 28">
            <text:p/>
          </draw:connector>
          <draw:connector draw:style-name="gr8" draw:text-style-name="P6" draw:layer="layout" svg:x1="8.63cm" svg:y1="4.373cm" svg:x2="12cm" svg:y2="6.3cm" draw:start-shape="id1" draw:start-glue-point="2" draw:end-shape="id3" draw:end-glue-point="3" svg:d="M8630 4373v1927h3370" svg:viewBox="0 0 3371 1928">
            <text:p/>
          </draw:connector>
          <draw:custom-shape draw:style-name="gr10" draw:text-style-name="P1" draw:layer="layout" svg:width="16.6cm" svg:height="8.265cm" svg:x="2cm" svg:y="10.23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3" draw:layer="layout" svg:width="4.075cm" svg:height="0.886cm" svg:x="14.525cm" svg:y="9.253cm">
            <draw:text-box>
              <text:p text:style-name="P2"><text:span text:style-name="T1">Tomcat Native</text:span></text:p>
            </draw:text-box>
          </draw:frame>
          <draw:custom-shape draw:style-name="gr12" draw:text-style-name="P1" draw:layer="layout" svg:width="15.7cm" svg:height="6.2cm" svg:x="2.4cm" svg:y="11.9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1.675cm" svg:height="0.886cm" svg:x="16.51cm" svg:y="10.893cm">
            <draw:text-box>
              <text:p text:style-name="P2"><text:span text:style-name="T1">APR</text:span></text:p>
            </draw:text-box>
          </draw:frame>
          <draw:custom-shape draw:style-name="gr14" draw:text-style-name="P5" xml:id="id5" draw:id="id5" draw:layer="layout" svg:width="14.8cm" svg:height="1.6cm" svg:x="2.8cm" svg:y="12.4cm">
            <text:p text:style-name="P4"><text:span text:style-name="T1">APR JNI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3.3cm" svg:height="1.6cm" svg:x="2.48cm" svg:y="2.773cm">
            <text:p text:style-name="P4"><text:span text:style-name="T1">Webserver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5" xml:id="id6" draw:id="id6" draw:layer="layout" svg:width="4.4cm" svg:height="1.6cm" svg:x="2.8cm" svg:y="15.2cm">
            <text:p text:style-name="P4"><text:span text:style-name="T1">APR Interna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xml:id="id4" draw:id="id4" draw:layer="layout" svg:width="4.42cm" svg:height="1.6cm" svg:x="2.48cm" svg:y="5.5cm">
            <text:p text:style-name="P4"><text:span text:style-name="T1">APR Conn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6" draw:layer="layout" svg:x1="4.2cm" svg:y1="4.4cm" svg:x2="4.2cm" svg:y2="5.5cm">
            <text:p/>
          </draw:line>
          <draw:connector draw:style-name="gr18" draw:text-style-name="P6" draw:layer="layout" svg:x1="4.69cm" svg:y1="7.1cm" svg:x2="10.2cm" svg:y2="12.4cm" draw:start-shape="id4" draw:start-glue-point="2" draw:end-shape="id5" svg:d="M4690 7100v2650h5510v2650" svg:viewBox="0 0 5511 5301">
            <text:p/>
          </draw:connector>
          <draw:line draw:style-name="gr17" draw:text-style-name="P6" draw:layer="layout" svg:x1="4.8cm" svg:y1="14cm" svg:x2="4.8cm" svg:y2="15.2cm">
            <text:p/>
          </draw:line>
          <draw:custom-shape draw:style-name="gr15" draw:text-style-name="P5" xml:id="id7" draw:id="id7" draw:layer="layout" svg:width="4.4cm" svg:height="1.6cm" svg:x="2.8cm" svg:y="21.4cm">
            <text:p text:style-name="P4"><text:span text:style-name="T1">OpenSS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9" draw:text-style-name="P6" draw:layer="layout" draw:type="line" svg:x1="5cm" svg:y1="16.8cm" svg:x2="5cm" svg:y2="21.4cm" draw:start-shape="id6" draw:start-glue-point="2" draw:end-shape="id7" draw:end-glue-point="0" svg:d="M5000 16800v4600" svg:viewBox="0 0 1 4601">
            <text:p/>
          </draw:connector>
          <draw:custom-shape draw:style-name="gr20" draw:text-style-name="P1" draw:layer="layout" svg:width="7.2cm" svg:height="3.9cm" svg:x="11.4cm" svg:y="20.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173cm" svg:height="0.886cm" svg:x="11.227cm" svg:y="19.5cm">
            <draw:text-box>
              <text:p text:style-name="P2"><text:span text:style-name="T1">OS APIs</text:span></text:p>
            </draw:text-box>
          </draw:frame>
          <draw:custom-shape draw:style-name="gr15" draw:text-style-name="P5" xml:id="id8" draw:id="id8" draw:layer="layout" svg:width="4.4cm" svg:height="1.6cm" svg:x="12.4cm" svg:y="21.4cm">
            <text:p text:style-name="P4"><text:span text:style-name="T1">OS Socke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1" draw:text-style-name="P6" draw:layer="layout" svg:x1="7.2cm" svg:y1="16cm" svg:x2="12.4cm" svg:y2="22.2cm" draw:start-shape="id6" draw:start-glue-point="1" draw:end-shape="id8" draw:end-glue-point="3" svg:d="M7200 16000h2600v6200h2600" svg:viewBox="0 0 5201 6201">
            <text:p/>
          </draw:connector>
          <draw:connector draw:style-name="gr8" draw:text-style-name="P6" draw:layer="layout" draw:line-skew="2.199cm" svg:x1="15.9cm" svg:y1="6.3cm" svg:x2="16.8cm" svg:y2="22.2cm" draw:start-shape="id3" draw:start-glue-point="1" draw:end-shape="id8" draw:end-glue-point="1" svg:d="M15900 6300h3600v15900h-2700" svg:viewBox="0 0 3601 15901">
            <text:p/>
          </draw:connector>
        </draw:g>
        <draw:line draw:style-name="gr22" draw:text-style-name="P6" draw:layer="layout" svg:x1="1cm" svg:y1="13.6cm" svg:x2="20.59cm" svg:y2="13.6cm">
          <text:p/>
        </draw:line>
        <draw:line draw:style-name="gr23" draw:text-style-name="P4" draw:layer="layout" svg:x1="20.25cm" svg:y1="13.4cm" svg:x2="20.25cm" svg:y2="0.973cm">
          <text:p/>
        </draw:line>
        <draw:frame draw:style-name="gr2" draw:text-style-name="P8" draw:layer="layout" svg:width="1.552cm" svg:height="0.806cm" draw:transform="rotate (-1.5707963267949) translate (21.048cm 6.727cm)">
          <draw:text-box>
            <text:p text:style-name="P7"><text:span text:style-name="T2">Java</text:span></text:p>
          </draw:text-box>
        </draw:frame>
        <draw:line draw:style-name="gr23" draw:text-style-name="P4" draw:layer="layout" svg:x1="20.25cm" svg:y1="26.8cm" svg:x2="20.25cm" svg:y2="13.8cm">
          <text:p/>
        </draw:line>
        <draw:frame draw:style-name="gr2" draw:text-style-name="P8" draw:layer="layout" svg:width="2.691cm" svg:height="0.806cm" draw:transform="rotate (-1.5707963267949) translate (21.048cm 19.009cm)">
          <draw:text-box>
            <text:p text:style-name="P7"><text:span text:style-name="T2">C / Native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9cm" svg:height="5.6cm" svg:x="2cm" svg:y="2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18cm" svg:height="0.886cm" svg:x="1.7cm" svg:y="1.4cm">
          <draw:text-box>
            <text:p text:style-name="P2"><text:span text:style-name="T1">Tomcat</text:span></text:p>
          </draw:text-box>
        </draw:frame>
        <draw:custom-shape draw:style-name="gr3" draw:text-style-name="P5" xml:id="id9" draw:id="id9" draw:layer="layout" svg:width="3.3cm" svg:height="1.6cm" svg:x="6.98cm" svg:y="2.773cm">
          <text:p text:style-name="P4"><text:span text:style-name="T1">JSSE Imp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2cm" svg:height="5.6cm" svg:x="11.4cm" svg:y="2.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173cm" svg:height="0.886cm" svg:x="11.127cm" svg:y="1.4cm">
          <draw:text-box>
            <text:p text:style-name="P2"><text:span text:style-name="T1">Java stdlib</text:span></text:p>
          </draw:text-box>
        </draw:frame>
        <draw:custom-shape draw:style-name="gr7" draw:text-style-name="P5" xml:id="id10" draw:id="id10" draw:layer="layout" svg:width="3.9cm" svg:height="1.6cm" svg:x="13cm" svg:y="2.8cm">
          <text:p text:style-name="P4"><text:span text:style-name="T1">Sockets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5.5cm" svg:y1="3.6cm" svg:x2="6.98cm" svg:y2="3.573cm" draw:end-shape="id9" draw:end-glue-point="3" svg:d="M5500 3600l1480-27" svg:viewBox="0 0 1481 28">
          <text:p/>
        </draw:connector>
        <draw:custom-shape draw:style-name="gr10" draw:text-style-name="P1" draw:layer="layout" svg:width="16.6cm" svg:height="8.265cm" svg:x="2cm" svg:y="10.235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4.075cm" svg:height="0.886cm" svg:x="14.525cm" svg:y="9.253cm">
          <draw:text-box>
            <text:p text:style-name="P2"><text:span text:style-name="T1">Tomcat Native</text:span></text:p>
          </draw:text-box>
        </draw:frame>
        <draw:custom-shape draw:style-name="gr14" draw:text-style-name="P5" xml:id="id13" draw:id="id13" draw:layer="layout" svg:width="14.8cm" svg:height="1.6cm" svg:x="2.8cm" svg:y="12.4cm">
          <text:p text:style-name="P4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3cm" svg:height="1.6cm" svg:x="2.48cm" svg:y="2.773cm">
          <text:p text:style-name="P4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12" draw:id="id12" draw:layer="layout" svg:width="4.42cm" svg:height="1.6cm" svg:x="5.9cm" svg:y="6cm">
          <text:p text:style-name="P4"><text:span text:style-name="T1">OpenSSL 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4.4cm" svg:height="1.6cm" svg:x="2.8cm" svg:y="21.4cm">
          <text:p text:style-name="P4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7.2cm" svg:height="3.9cm" svg:x="11.4cm" svg:y="20.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173cm" svg:height="0.886cm" svg:x="11.227cm" svg:y="19.5cm">
          <draw:text-box>
            <text:p text:style-name="P2"><text:span text:style-name="T1">OS APIs</text:span></text:p>
          </draw:text-box>
        </draw:frame>
        <draw:custom-shape draw:style-name="gr15" draw:text-style-name="P5" xml:id="id11" draw:id="id11" draw:layer="layout" svg:width="4.4cm" svg:height="1.6cm" svg:x="12.4cm" svg:y="21.4cm">
          <text:p text:style-name="P4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draw:line-skew="2.199cm" svg:x1="16.9cm" svg:y1="3.6cm" svg:x2="16.8cm" svg:y2="22.2cm" draw:start-shape="id10" draw:start-glue-point="1" draw:end-shape="id11" draw:end-glue-point="1" svg:d="M16900 3600h2700v18600h-2800" svg:viewBox="0 0 2801 18601">
          <text:p/>
        </draw:connector>
        <draw:connector draw:style-name="gr8" draw:text-style-name="P6" draw:layer="layout" draw:type="line" svg:x1="10.28cm" svg:y1="3.573cm" svg:x2="13cm" svg:y2="3.6cm" draw:start-shape="id9" draw:start-glue-point="1" draw:end-shape="id10" svg:d="M10280 3573l2720 27" svg:viewBox="0 0 2721 28">
          <text:p/>
        </draw:connector>
        <draw:line draw:style-name="gr22" draw:text-style-name="P6" draw:layer="layout" svg:x1="1cm" svg:y1="13.6cm" svg:x2="20.59cm" svg:y2="13.6cm">
          <text:p/>
        </draw:line>
        <draw:line draw:style-name="gr23" draw:text-style-name="P4" draw:layer="layout" svg:x1="20.25cm" svg:y1="13.4cm" svg:x2="20.25cm" svg:y2="0.973cm">
          <text:p/>
        </draw:line>
        <draw:frame draw:style-name="gr2" draw:text-style-name="P8" draw:layer="layout" svg:width="1.552cm" svg:height="0.806cm" draw:transform="rotate (-1.5707963267949) translate (21.048cm 6.727cm)">
          <draw:text-box>
            <text:p text:style-name="P7"><text:span text:style-name="T2">Java</text:span></text:p>
          </draw:text-box>
        </draw:frame>
        <draw:line draw:style-name="gr23" draw:text-style-name="P4" draw:layer="layout" svg:x1="20.25cm" svg:y1="26.8cm" svg:x2="20.25cm" svg:y2="13.8cm">
          <text:p/>
        </draw:line>
        <draw:frame draw:style-name="gr2" draw:text-style-name="P8" draw:layer="layout" svg:width="2.691cm" svg:height="0.806cm" draw:transform="rotate (-1.5707963267949) translate (21.048cm 19.009cm)">
          <draw:text-box>
            <text:p text:style-name="P7"><text:span text:style-name="T2">C / Native</text:span></text:p>
          </draw:text-box>
        </draw:frame>
        <draw:line draw:style-name="gr24" draw:text-style-name="P4" draw:layer="layout" svg:x1="8.4cm" svg:y1="4.4cm" svg:x2="8.4cm" svg:y2="6cm">
          <text:p/>
        </draw:line>
        <draw:line draw:style-name="gr24" draw:text-style-name="P4" draw:layer="layout" svg:x1="5cm" svg:y1="21.4cm" svg:x2="5cm" svg:y2="14cm">
          <text:p/>
        </draw:line>
        <draw:connector draw:style-name="gr9" draw:text-style-name="P6" draw:layer="layout" svg:x1="8.11cm" svg:y1="7.6cm" svg:x2="10.2cm" svg:y2="12.4cm" draw:start-shape="id12" draw:start-glue-point="2" draw:end-shape="id13" draw:end-glue-point="0" svg:d="M8110 7600v2400h2090v2400" svg:viewBox="0 0 2091 4801">
          <text:p/>
        </draw:connector>
      </draw:page>
      <draw:page draw:name="page3" draw:style-name="dp1" draw:master-page-name="Standard">
        <draw:custom-shape draw:style-name="gr1" draw:text-style-name="P1" draw:layer="layout" svg:width="9cm" svg:height="5.6cm" svg:x="2cm" svg:y="2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911cm" svg:height="0.886cm" svg:x="1.7cm" svg:y="1.4cm">
          <draw:text-box>
            <text:p text:style-name="P2"><text:span text:style-name="T1">Undertow</text:span></text:p>
          </draw:text-box>
        </draw:frame>
        <draw:custom-shape draw:style-name="gr3" draw:text-style-name="P5" xml:id="id14" draw:id="id14" draw:layer="layout" svg:width="3.3cm" svg:height="1.6cm" svg:x="6.98cm" svg:y="2.773cm">
          <text:p text:style-name="P4"><text:span text:style-name="T1">JSSE Imp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2cm" svg:height="5.6cm" svg:x="11.4cm" svg:y="2.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173cm" svg:height="0.886cm" svg:x="11.127cm" svg:y="1.4cm">
          <draw:text-box>
            <text:p text:style-name="P2"><text:span text:style-name="T1">Java stdlib</text:span></text:p>
          </draw:text-box>
        </draw:frame>
        <draw:custom-shape draw:style-name="gr7" draw:text-style-name="P5" xml:id="id15" draw:id="id15" draw:layer="layout" svg:width="3.9cm" svg:height="1.6cm" svg:x="13cm" svg:y="2.8cm">
          <text:p text:style-name="P4"><text:span text:style-name="T1">Sockets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5.5cm" svg:y1="3.6cm" svg:x2="6.98cm" svg:y2="3.573cm" draw:end-shape="id14" draw:end-glue-point="3" svg:d="M5500 3600l1480-27" svg:viewBox="0 0 1481 28">
          <text:p/>
        </draw:connector>
        <draw:custom-shape draw:style-name="gr10" draw:text-style-name="P1" draw:layer="layout" svg:width="16.6cm" svg:height="8.265cm" svg:x="2cm" svg:y="10.235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4.075cm" svg:height="0.886cm" svg:x="14.525cm" svg:y="9.253cm">
          <draw:text-box>
            <text:p text:style-name="P2"><text:span text:style-name="T1">Tomcat Native</text:span></text:p>
          </draw:text-box>
        </draw:frame>
        <draw:custom-shape draw:style-name="gr14" draw:text-style-name="P5" xml:id="id18" draw:id="id18" draw:layer="layout" svg:width="14.8cm" svg:height="1.6cm" svg:x="2.8cm" svg:y="12.4cm">
          <text:p text:style-name="P4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3cm" svg:height="1.6cm" svg:x="2.48cm" svg:y="2.773cm">
          <text:p text:style-name="P4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17" draw:id="id17" draw:layer="layout" svg:width="4.42cm" svg:height="1.6cm" svg:x="5.9cm" svg:y="6cm">
          <text:p text:style-name="P4"><text:span text:style-name="T1">OpenSSL 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4.4cm" svg:height="1.6cm" svg:x="2.8cm" svg:y="21.4cm">
          <text:p text:style-name="P4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7.2cm" svg:height="3.9cm" svg:x="11.4cm" svg:y="20.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173cm" svg:height="0.886cm" svg:x="11.227cm" svg:y="19.5cm">
          <draw:text-box>
            <text:p text:style-name="P2"><text:span text:style-name="T1">OS APIs</text:span></text:p>
          </draw:text-box>
        </draw:frame>
        <draw:custom-shape draw:style-name="gr15" draw:text-style-name="P5" xml:id="id16" draw:id="id16" draw:layer="layout" svg:width="4.4cm" svg:height="1.6cm" svg:x="12.4cm" svg:y="21.4cm">
          <text:p text:style-name="P4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draw:line-skew="2.199cm" svg:x1="16.9cm" svg:y1="3.6cm" svg:x2="16.8cm" svg:y2="22.2cm" draw:start-shape="id15" draw:start-glue-point="1" draw:end-shape="id16" draw:end-glue-point="1" svg:d="M16900 3600h2700v18600h-2800" svg:viewBox="0 0 2801 18601">
          <text:p/>
        </draw:connector>
        <draw:connector draw:style-name="gr8" draw:text-style-name="P6" draw:layer="layout" draw:type="line" svg:x1="10.28cm" svg:y1="3.573cm" svg:x2="13cm" svg:y2="3.6cm" draw:start-shape="id14" draw:start-glue-point="1" draw:end-shape="id15" svg:d="M10280 3573l2720 27" svg:viewBox="0 0 2721 28">
          <text:p/>
        </draw:connector>
        <draw:line draw:style-name="gr22" draw:text-style-name="P6" draw:layer="layout" svg:x1="1cm" svg:y1="13.6cm" svg:x2="20.59cm" svg:y2="13.6cm">
          <text:p/>
        </draw:line>
        <draw:line draw:style-name="gr23" draw:text-style-name="P4" draw:layer="layout" svg:x1="20.25cm" svg:y1="13.4cm" svg:x2="20.25cm" svg:y2="0.973cm">
          <text:p/>
        </draw:line>
        <draw:frame draw:style-name="gr2" draw:text-style-name="P8" draw:layer="layout" svg:width="1.552cm" svg:height="0.806cm" draw:transform="rotate (-1.5707963267949) translate (21.048cm 6.727cm)">
          <draw:text-box>
            <text:p text:style-name="P7"><text:span text:style-name="T2">Java</text:span></text:p>
          </draw:text-box>
        </draw:frame>
        <draw:line draw:style-name="gr23" draw:text-style-name="P4" draw:layer="layout" svg:x1="20.25cm" svg:y1="26.8cm" svg:x2="20.25cm" svg:y2="13.8cm">
          <text:p/>
        </draw:line>
        <draw:frame draw:style-name="gr2" draw:text-style-name="P8" draw:layer="layout" svg:width="2.691cm" svg:height="0.806cm" draw:transform="rotate (-1.5707963267949) translate (21.048cm 19.009cm)">
          <draw:text-box>
            <text:p text:style-name="P7"><text:span text:style-name="T2">C / Native</text:span></text:p>
          </draw:text-box>
        </draw:frame>
        <draw:line draw:style-name="gr24" draw:text-style-name="P4" draw:layer="layout" svg:x1="8.4cm" svg:y1="4.4cm" svg:x2="8.4cm" svg:y2="6cm">
          <text:p/>
        </draw:line>
        <draw:line draw:style-name="gr24" draw:text-style-name="P4" draw:layer="layout" svg:x1="5cm" svg:y1="21.4cm" svg:x2="5cm" svg:y2="14cm">
          <text:p/>
        </draw:line>
        <draw:connector draw:style-name="gr9" draw:text-style-name="P6" draw:layer="layout" svg:x1="8.11cm" svg:y1="7.6cm" svg:x2="10.2cm" svg:y2="12.4cm" draw:start-shape="id17" draw:start-glue-point="2" draw:end-shape="id18" draw:end-glue-point="0" svg:d="M8110 7600v2400h2090v2400" svg:viewBox="0 0 2091 4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6T22:41:04.144377514</meta:creation-date>
    <dc:date>2016-03-26T23:28:19.814118443</dc:date>
    <meta:editing-duration>PT46M57S</meta:editing-duration>
    <meta:editing-cycles>32</meta:editing-cycles>
    <meta:generator>LibreOffice/5.1.1.3$Linux_X86_64 LibreOffice_project/10m0$Build-3</meta:generator>
    <meta:document-statistic meta:object-count="86"/>
  </office:meta>
</office:document-meta>
</file>